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2" style:family="table-cell" style:parent-style-name="Default" style:data-style-name="N53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table:style-name="ce2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22-10-01T09:00:00" calcext:value-type="date">
            <text:p>2022-10-01T09:00:00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22-10-08T09:00:00" calcext:value-type="date">
            <text:p>2022-10-08T09:00:00</text:p>
          </table:table-cell>
          <table:table-cell table:style-name="ce2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22-10-15T09:00:00" calcext:value-type="date">
            <text:p>2022-10-15T09:00:00</text:p>
          </table:table-cell>
          <table:table-cell table:style-name="ce2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3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8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4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00-00-00</text:date>, <text:time style:data-style-name="N2" text:time-value="03:27:42.213114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21:31:59.735179259</meta:creation-date>
    <meta:generator>LibreOffice/6.4.7.2$Linux_X86_64 LibreOffice_project/40$Build-2</meta:generator>
    <dc:date>2022-09-30T03:56:49.704260028</dc:date>
    <meta:editing-duration>P5DT15H46M7S</meta:editing-duration>
    <meta:editing-cycles>155</meta:editing-cycles>
    <meta:document-statistic meta:table-count="5" meta:cell-count="3017" meta:object-count="0"/>
  </office:meta>
</office:document-meta>
</file>